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1743in" table:align="left"/>
    </style:style>
    <style:style style:name="Table1.A" style:family="table-column">
      <style:table-column-properties style:column-width="2.6736in"/>
    </style:style>
    <style:style style:name="Table1.B" style:family="table-column">
      <style:table-column-properties style:column-width="1.2306in"/>
    </style:style>
    <style:style style:name="Table1.C" style:family="table-column">
      <style:table-column-properties style:column-width="1.27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7917in" table:align="left"/>
    </style:style>
    <style:style style:name="Table2.A" style:family="table-column">
      <style:table-column-properties style:column-width="3.4097in"/>
    </style:style>
    <style:style style:name="Table2.B" style:family="table-column">
      <style:table-column-properties style:column-width="1.5125in"/>
    </style:style>
    <style:style style:name="Table2.C" style:family="table-column">
      <style:table-column-properties style:column-width="1.869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9313in"/>
    </style:style>
    <style:style style:name="Table3.B" style:family="table-column">
      <style:table-column-properties style:column-width="1.1222in"/>
    </style:style>
    <style:style style:name="Table3.C" style:family="table-column">
      <style:table-column-properties style:column-width="1.5479in"/>
    </style:style>
    <style:style style:name="Table3.D" style:family="table-column">
      <style:table-column-properties style:column-width="1.323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.4925in" fo:margin-right="0in" fo:text-indent="0in" style:auto-text-indent="false"/>
      <style:text-properties fo:font-size="8pt" fo:background-color="#cccccc" style:font-size-asian="8pt" style:font-size-complex="8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background-color="#cccccc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">
      <style:paragraph-properties fo:margin-top="0in" fo:margin-bottom="0in"/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Text_20_body" style:list-style-name="L3">
      <style:paragraph-properties fo:margin-top="0in" fo:margin-bottom="0in"/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Text_20_body" style:list-style-name="L6">
      <style:paragraph-properties fo:margin-top="0in" fo:margin-bottom="0in"/>
    </style:style>
    <style:style style:name="P28" style:family="paragraph" style:parent-style-name="Text_20_body" style:list-style-name="L9">
      <style:paragraph-properties fo:margin-top="0in" fo:margin-bottom="0in"/>
    </style:style>
    <style:style style:name="P29" style:family="paragraph" style:parent-style-name="Text_20_body" style:list-style-name="L10">
      <style:paragraph-properties fo:margin-top="0in" fo:margin-bottom="0in"/>
    </style:style>
    <style:style style:name="P30" style:family="paragraph" style:parent-style-name="Text_20_body" style:list-style-name="L14">
      <style:paragraph-properties fo:margin-top="0in" fo:margin-bottom="0in"/>
    </style:style>
    <style:style style:name="P31" style:family="paragraph" style:parent-style-name="Text_20_body" style:list-style-name="L15">
      <style:paragraph-properties fo:margin-top="0in" fo:margin-bottom="0i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<text:span text:style-name="Strong_20_Emphasis">Comprehensive Course on Sentiment Analysis</text:span> </text:h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Comprehensive Course on Sentiment Analysis <text:tab/>1</text:p>
          <text:p text:style-name="P5">What is Sentiment Analysis?<text:tab/>2</text:p>
          <text:p text:style-name="P5">Why Do We Use Sentiment Analysis?<text:tab/>2</text:p>
          <text:p text:style-name="P4">1️⃣ Understanding Customer Feedback<text:tab/>2</text:p>
          <text:p text:style-name="P4">2️⃣ Social Media Monitoring<text:tab/>2</text:p>
          <text:p text:style-name="P4">3️⃣ Market &amp; Competitor Analysis<text:tab/>2</text:p>
          <text:p text:style-name="P4">4️⃣ Employee &amp; Workforce Analysis<text:tab/>2</text:p>
          <text:p text:style-name="P4">5️⃣ Government &amp; Politics<text:tab/>2</text:p>
          <text:p text:style-name="P5">Where is Sentiment Analysis Applied?<text:tab/>3</text:p>
          <text:p text:style-name="P5">When Should You Use Sentiment Analysis?<text:tab/>3</text:p>
          <text:p text:style-name="P3">How to Perform Sentiment Analysis?<text:tab/>3</text:p>
          <text:p text:style-name="P4">1️⃣ Goal Setting<text:tab/>3</text:p>
          <text:p text:style-name="P4">2️⃣ Text Data Cleaning<text:tab/>3</text:p>
          <text:p text:style-name="P4">3️⃣ Text Preprocessing<text:tab/>3</text:p>
          <text:p text:style-name="P4">4️⃣ Sentiment Scoring<text:tab/>3</text:p>
          <text:p text:style-name="P4">5️⃣ Feature Extraction<text:tab/>3</text:p>
          <text:p text:style-name="P4">6️⃣ Model Training<text:tab/>4</text:p>
          <text:p text:style-name="P4">7️⃣ Model Evaluation<text:tab/>4</text:p>
          <text:p text:style-name="P3">Sentiment Analysis Using TextBlob (Lexicon-Based Approach)<text:tab/>4</text:p>
          <text:p text:style-name="P3">Case Study: Twitter Sentiment Analysis<text:tab/>4</text:p>
          <text:p text:style-name="P4">Scenario<text:tab/>4</text:p>
          <text:p text:style-name="P4">Challenges<text:tab/>5</text:p>
          <text:p text:style-name="P4">Python Implementation<text:tab/>5</text:p>
          <text:p text:style-name="P4">Sample Output<text:tab/>5</text:p>
          <text:p text:style-name="P3">Creating a Sentiment Classification Model<text:tab/>5</text:p>
          <text:p text:style-name="P4">Steps to Build an ML Sentiment Model<text:tab/>6</text:p>
          <text:p text:style-name="P4">Python Implementation (Naïve Bayes Classifier)<text:tab/>6</text:p>
          <text:p text:style-name="P3">Summary<text:tab/>6</text:p>
          <text:p text:style-name="P5">Understanding Sentiment Analysis with Subjectivity<text:tab/>6</text:p>
          <text:p text:style-name="P4">How Polarity &amp; Subjectivity Work Together<text:tab/>6</text:p>
          <text:p text:style-name="P5">Using Sentiment &amp; Subjectivity for Feature Selection<text:tab/>7</text:p>
          <text:p text:style-name="P4">Why is Sentiment a Good Feature Selector?<text:tab/>7</text:p>
          <text:p text:style-name="P4">Example: Selecting Features for Product Reviews<text:tab/>7</text:p>
          <text:p text:style-name="P6">Dataset<text:tab/>7</text:p>
          <text:p text:style-name="P5">Python Implementation: Filtering Features Based on Sentiment &amp; Subjectivity<text:tab/>7</text:p>
          <text:p text:style-name="P4">Example: Keeping Only Strongly Opinionated Text<text:tab/>7</text:p>
          <text:p text:style-name="P5">Summary<text:tab/>8</text:p>
        </text:index-body>
      </text:table-of-content>
      <text:p text:style-name="Text_20_body"/>
      <text:p text:style-name="Text_20_body"/>
      <text:p text:style-name="Text_20_body"><text:soft-page-break/>This course builds on <text:span text:style-name="Strong_20_Emphasis">feature extraction techniques (BoW, TF-IDF)</text:span> and now dives into <text:span text:style-name="Strong_20_Emphasis">Sentiment Analysis</text:span>, explaining: ✅ <text:span text:style-name="Strong_20_Emphasis">What</text:span> is sentiment analysis?<text:line-break/>✅ <text:span text:style-name="Strong_20_Emphasis">Why</text:span> do we use it?<text:line-break/>✅ <text:span text:style-name="Strong_20_Emphasis">Where</text:span> is it applied?<text:line-break/>✅ <text:span text:style-name="Strong_20_Emphasis">When</text:span> is it useful?<text:line-break/>✅ <text:span text:style-name="Strong_20_Emphasis">How</text:span> do we perform sentiment analysis?</text:p>
      <text:p text:style-name="Text_20_body">We will also include <text:span text:style-name="Strong_20_Emphasis">a case study</text:span>, <text:span text:style-name="Strong_20_Emphasis">practical implementation in Python</text:span>, and <text:span text:style-name="Strong_20_Emphasis">challenges in real-world sentiment analysis</text:span>.</text:p>
      <text:p text:style-name="Standard"/>
      <text:h text:style-name="Heading_20_2" text:outline-level="2"><text:span text:style-name="Strong_20_Emphasis">What is Sentiment Analysis?</text:span></text:h>
      <text:p text:style-name="Text_20_body">Sentiment analysis is a <text:span text:style-name="Strong_20_Emphasis">Natural Language Processing (NLP)</text:span> technique that determines the <text:span text:style-name="Strong_20_Emphasis">emotional tone</text:span> behind a piece of text. It <text:span text:style-name="Strong_20_Emphasis">classifies opinions as positive, negative, or neutral</text:span>.</text:p>
      <text:p text:style-name="Text_20_body"><text:span text:style-name="Strong_20_Emphasis">Example:</text:span></text:p>
      <text:list xml:id="list8210268823871301748" text:style-name="L1">
        <text:list-item>
          <text:p text:style-name="P22">"I love this product! It's amazing!" → <text:span text:style-name="Strong_20_Emphasis">Positive</text:span> ?</text:p>
        </text:list-item>
        <text:list-item>
          <text:p text:style-name="P22">"The service was terrible. I will never come back!" → <text:span text:style-name="Strong_20_Emphasis">Negative</text:span> ?</text:p>
        </text:list-item>
        <text:list-item>
          <text:p text:style-name="P7">"The movie was okay, nothing special." → <text:span text:style-name="Strong_20_Emphasis">Neutral</text:span> ?</text:p>
        </text:list-item>
      </text:list>
      <text:p text:style-name="Standard"/>
      <text:h text:style-name="Heading_20_2" text:outline-level="2"><text:span text:style-name="Strong_20_Emphasis">Why Do We Use Sentiment Analysis?</text:span></text:h>
      <text:h text:style-name="Heading_20_3" text:outline-level="3"><text:span text:style-name="Strong_20_Emphasis">1️⃣ Understanding Customer Feedback</text:span></text:h>
      <text:list xml:id="list7323533662852211727" text:style-name="L2">
        <text:list-item>
          <text:p text:style-name="P23"><text:span text:style-name="Strong_20_Emphasis">Businesses use it</text:span> to analyze <text:span text:style-name="Strong_20_Emphasis">product reviews</text:span> and customer feedback.</text:p>
        </text:list-item>
        <text:list-item>
          <text:p text:style-name="P8">Helps in <text:span text:style-name="Strong_20_Emphasis">brand monitoring</text:span> and customer satisfaction analysis.</text:p>
        </text:list-item>
      </text:list>
      <text:h text:style-name="Heading_20_3" text:outline-level="3"><text:span text:style-name="Strong_20_Emphasis">2️⃣ Social Media Monitoring</text:span></text:h>
      <text:list xml:id="list6683253421910506831" text:style-name="L3">
        <text:list-item>
          <text:p text:style-name="P24">Companies track <text:span text:style-name="Strong_20_Emphasis">public opinion</text:span> on Twitter, Facebook, Reddit, etc.</text:p>
        </text:list-item>
        <text:list-item>
          <text:p text:style-name="P9">Helps identify <text:span text:style-name="Strong_20_Emphasis">trending topics and potential crises</text:span>.</text:p>
        </text:list-item>
      </text:list>
      <text:h text:style-name="Heading_20_3" text:outline-level="3"><text:span text:style-name="Strong_20_Emphasis">3️⃣ Market &amp; Competitor Analysis</text:span></text:h>
      <text:list xml:id="list531428696998123144" text:style-name="L4">
        <text:list-item>
          <text:p text:style-name="P25">Analyzing reviews of <text:span text:style-name="Strong_20_Emphasis">competitor products</text:span> helps in <text:span text:style-name="Strong_20_Emphasis">strategy planning</text:span>.</text:p>
        </text:list-item>
        <text:list-item>
          <text:p text:style-name="P10"><text:span text:style-name="Strong_20_Emphasis">Stock markets</text:span> use it to track <text:span text:style-name="Strong_20_Emphasis">public sentiment on companies</text:span>.</text:p>
        </text:list-item>
      </text:list>
      <text:h text:style-name="Heading_20_3" text:outline-level="3"><text:span text:style-name="Strong_20_Emphasis">4️⃣ Employee &amp; Workforce Analysis</text:span></text:h>
      <text:list xml:id="list7953913051684867035" text:style-name="L5">
        <text:list-item>
          <text:p text:style-name="P26">Sentiment analysis can be used to analyze <text:span text:style-name="Strong_20_Emphasis">employee satisfaction surveys</text:span>.</text:p>
        </text:list-item>
        <text:list-item>
          <text:p text:style-name="P11">Helps HR teams <text:span text:style-name="Strong_20_Emphasis">improve workplace culture</text:span>.</text:p>
        </text:list-item>
      </text:list>
      <text:h text:style-name="Heading_20_3" text:outline-level="3"><text:span text:style-name="Strong_20_Emphasis">5️⃣ Government &amp; Politics</text:span></text:h>
      <text:list xml:id="list8618422299772702491" text:style-name="L6">
        <text:list-item>
          <text:p text:style-name="P27">Used for <text:span text:style-name="Strong_20_Emphasis">analyzing public opinions</text:span> on policies, elections, and political speeches.</text:p>
        </text:list-item>
        <text:list-item>
          <text:p text:style-name="P12">Helps in predicting <text:span text:style-name="Strong_20_Emphasis">voter sentiment</text:span>.</text:p>
        </text:list-item>
      </text:list>
      <text:p text:style-name="Standard"><text:soft-page-break/></text:p>
      <text:h text:style-name="Heading_20_2" text:outline-level="2"><text:span text:style-name="Strong_20_Emphasis">Where is Sentiment Analysis Applied?</text:span></text:h>
      <text:p text:style-name="Text_20_body">✅ <text:span text:style-name="Strong_20_Emphasis">E-commerce &amp; Retail</text:span> → Amazon, eBay, Shopify analyze product reviews.<text:line-break/>✅ <text:span text:style-name="Strong_20_Emphasis">Social Media &amp; News</text:span> → Twitter, Facebook monitor public sentiment.<text:line-break/>✅ <text:span text:style-name="Strong_20_Emphasis">Finance &amp; Stock Market</text:span> → Sentiment-based trading strategies.<text:line-break/>✅ <text:span text:style-name="Strong_20_Emphasis">Healthcare</text:span> → Patient feedback analysis.<text:line-break/>✅ <text:span text:style-name="Strong_20_Emphasis">Entertainment</text:span> → Movie, game, music reviews.</text:p>
      <text:p text:style-name="Standard"/>
      <text:h text:style-name="Heading_20_2" text:outline-level="2"><text:span text:style-name="Strong_20_Emphasis">When Should You Use Sentiment Analysis?</text:span></text:h>
      <text:p text:style-name="Text_20_body">✔ When you need to <text:span text:style-name="Strong_20_Emphasis">analyze customer feedback at scale</text:span>.<text:line-break/>✔ When you want to <text:span text:style-name="Strong_20_Emphasis">track brand reputation</text:span> in real-time.<text:line-break/>✔ When you need <text:span text:style-name="Strong_20_Emphasis">insights from social media and product reviews</text:span>.<text:line-break/>✔ When you want to <text:span text:style-name="Strong_20_Emphasis">predict trends based on public sentiment</text:span>.</text:p>
      <text:p text:style-name="Standard"/>
      <text:h text:style-name="Heading_20_1" text:outline-level="1"><text:span text:style-name="Strong_20_Emphasis">How to Perform Sentiment Analysis?</text:span></text:h>
      <text:p text:style-name="Text_20_body">We follow <text:span text:style-name="Strong_20_Emphasis">7 key steps</text:span>:</text:p>
      <text:h text:style-name="Heading_20_3" text:outline-level="3"><text:span text:style-name="Strong_20_Emphasis">1️⃣ Goal Setting</text:span></text:h>
      <text:list xml:id="list193524067822087397" text:style-name="L7">
        <text:list-item>
          <text:p text:style-name="P13">Define the purpose: Are you analyzing <text:span text:style-name="Strong_20_Emphasis">product reviews, social media, or survey feedback</text:span>?</text:p>
        </text:list-item>
      </text:list>
      <text:h text:style-name="Heading_20_3" text:outline-level="3"><text:span text:style-name="Strong_20_Emphasis">2️⃣ Text Data Cleaning</text:span></text:h>
      <text:list xml:id="list3858451660056087286" text:style-name="L8">
        <text:list-item>
          <text:p text:style-name="P14">Remove unnecessary elements:<text:line-break/>✅ Remove <text:span text:style-name="Strong_20_Emphasis">punctuation</text:span><text:line-break/>✅ Remove <text:span text:style-name="Strong_20_Emphasis">stopwords</text:span><text:line-break/>✅ Convert text to <text:span text:style-name="Strong_20_Emphasis">lowercase</text:span><text:line-break/>✅ Remove <text:span text:style-name="Strong_20_Emphasis">emojis, hashtags, mentions</text:span></text:p>
        </text:list-item>
      </text:list>
      <text:h text:style-name="Heading_20_3" text:outline-level="3"><text:span text:style-name="Strong_20_Emphasis">3️⃣ Text Preprocessing</text:span></text:h>
      <text:list xml:id="list8184751614474406272" text:style-name="L9">
        <text:list-item>
          <text:p text:style-name="P28"><text:span text:style-name="Strong_20_Emphasis">Tokenization</text:span> → Split text into words.</text:p>
        </text:list-item>
        <text:list-item>
          <text:p text:style-name="P15"><text:span text:style-name="Strong_20_Emphasis">Lemmatization</text:span> → Convert words to their base form (e.g., "running" → "run").</text:p>
        </text:list-item>
      </text:list>
      <text:h text:style-name="Heading_20_3" text:outline-level="3"><text:span text:style-name="Strong_20_Emphasis">4️⃣ Sentiment Scoring</text:span></text:h>
      <text:list xml:id="list455363903895196720" text:style-name="L10">
        <text:list-item>
          <text:p text:style-name="P29">Assign <text:span text:style-name="Strong_20_Emphasis">sentiment polarity</text:span> (positive/negative/neutral).</text:p>
        </text:list-item>
        <text:list-item>
          <text:p text:style-name="P16">Use <text:span text:style-name="Strong_20_Emphasis">lexicon-based methods (TextBlob, VADER)</text:span> or <text:span text:style-name="Strong_20_Emphasis">Machine Learning models</text:span>.</text:p>
        </text:list-item>
      </text:list>
      <text:h text:style-name="Heading_20_3" text:outline-level="3"><text:span text:style-name="Strong_20_Emphasis">5️⃣ Feature Extraction</text:span></text:h>
      <text:list xml:id="list3546911831558568689" text:style-name="L11">
        <text:list-item>
          <text:p text:style-name="P17">Convert text into numerical format using:<text:line-break/><text:soft-page-break/>✅ <text:span text:style-name="Strong_20_Emphasis">Bag of Words (BoW)</text:span><text:line-break/>✅ <text:span text:style-name="Strong_20_Emphasis">TF-IDF</text:span><text:line-break/>✅ <text:span text:style-name="Strong_20_Emphasis">Word Embeddings (Word2Vec, BERT)</text:span></text:p>
        </text:list-item>
      </text:list>
      <text:h text:style-name="Heading_20_3" text:outline-level="3"><text:span text:style-name="Strong_20_Emphasis">6️⃣ Model Training</text:span></text:h>
      <text:list xml:id="list3273823290084760377" text:style-name="L12">
        <text:list-item>
          <text:p text:style-name="P18">Train <text:span text:style-name="Strong_20_Emphasis">Machine Learning models</text:span> (Naïve Bayes, SVM, LSTMs, Transformers).</text:p>
        </text:list-item>
      </text:list>
      <text:h text:style-name="Heading_20_3" text:outline-level="3"><text:span text:style-name="Strong_20_Emphasis">7️⃣ Model Evaluation</text:span></text:h>
      <text:list xml:id="list6926926763994342558" text:style-name="L13">
        <text:list-item>
          <text:p text:style-name="P19">Evaluate performance using <text:span text:style-name="Strong_20_Emphasis">accuracy, precision, recall, F1-score</text:span>.</text:p>
        </text:list-item>
      </text:list>
      <text:p text:style-name="Standard"/>
      <text:h text:style-name="Heading_20_1" text:outline-level="1"><text:span text:style-name="Strong_20_Emphasis">Sentiment Analysis Using TextBlob (Lexicon-Based Approach)</text:span></text:h>
      <text:p text:style-name="Text_20_body"><text:span text:style-name="Strong_20_Emphasis">TextBlob</text:span> is a simple NLP library built on <text:span text:style-name="Strong_20_Emphasis">NLTK</text:span> that can perform sentiment analysis.</text:p>
      <text:p text:style-name="Standard"/>
      <text:p text:style-name="Standard">Example in Python </text:p>
      <text:p text:style-name="Standard"/>
      <text:p text:style-name="P1">from textblob import TextBlob</text:p>
      <text:p text:style-name="P1"/>
      <text:p text:style-name="P1"># Sample text</text:p>
      <text:p text:style-name="P1">text = "The product is absolutely amazing! I love it."</text:p>
      <text:p text:style-name="P1"/>
      <text:p text:style-name="P1"># Create TextBlob object</text:p>
      <text:p text:style-name="P1">blob = TextBlob(text)</text:p>
      <text:p text:style-name="P1"/>
      <text:p text:style-name="P1"># Get sentiment polarity &amp; subjectivity</text:p>
      <text:p text:style-name="P1">polarity = blob.sentiment.polarity <text:s/># -1 (negative) to +1 (positive)</text:p>
      <text:p text:style-name="P1">subjectivity = blob.sentiment.subjectivity <text:s/># 0 (objective) to 1 (subjective)</text:p>
      <text:p text:style-name="P1"/>
      <text:p text:style-name="P1">print(f"Sentiment Polarity: {polarity}")</text:p>
      <text:p text:style-name="P1">print(f"Subjectivity Score: {subjectivity}")</text:p>
      <text:p text:style-name="Standard"/>
      <text:p text:style-name="Standard"/>
      <text:p text:style-name="Standard"/>
      <text:p text:style-name="Standard"/>
      <text:p text:style-name="Standard"/>
      <text:p text:style-name="Standard">Output </text:p>
      <text:p text:style-name="Standard"/>
      <text:p text:style-name="P1">Sentiment Polarity: 0.625 <text:s/>(Positive)</text:p>
      <text:p text:style-name="P1">Subjectivity Score: 0.75 <text:s text:c="2"/>(Highly opinionated)</text:p>
      <text:p text:style-name="Standard"/>
      <text:p text:style-name="Standard"/>
      <text:h text:style-name="Heading_20_1" text:outline-level="1"><text:span text:style-name="Strong_20_Emphasis">Case Study: Twitter Sentiment Analysis</text:span></text:h>
      <text:h text:style-name="Heading_20_3" text:outline-level="3"><text:span text:style-name="Strong_20_Emphasis">Scenario</text:span></text:h>
      <text:p text:style-name="Text_20_body">A company wants to <text:span text:style-name="Strong_20_Emphasis">analyze customer sentiment</text:span> on Twitter regarding their latest product launch. <text:soft-page-break/>They will: ✔ <text:span text:style-name="Strong_20_Emphasis">Collect tweets</text:span> using Twitter API<text:line-break/>✔ <text:span text:style-name="Strong_20_Emphasis">Clean and preprocess text</text:span><text:line-break/>✔ <text:span text:style-name="Strong_20_Emphasis">Use TextBlob for sentiment analysis</text:span><text:line-break/>✔ <text:span text:style-name="Strong_20_Emphasis">Visualize sentiment trends</text:span></text:p>
      <text:h text:style-name="Heading_20_3" text:outline-level="3"><text:span text:style-name="Strong_20_Emphasis">Challenges</text:span></text:h>
      <text:list xml:id="list9186827099750983672" text:style-name="L14">
        <text:list-item>
          <text:p text:style-name="P30"><text:span text:style-name="Strong_20_Emphasis">Noise in tweets</text:span> (emojis, hashtags, URLs).</text:p>
        </text:list-item>
        <text:list-item>
          <text:p text:style-name="P30"><text:span text:style-name="Strong_20_Emphasis">Sarcasm detection</text:span> is difficult.</text:p>
        </text:list-item>
        <text:list-item>
          <text:p text:style-name="P20"><text:span text:style-name="Strong_20_Emphasis">Short texts</text:span> make understanding sentiment harder.</text:p>
        </text:list-item>
      </text:list>
      <text:h text:style-name="Heading_20_3" text:outline-level="3"><text:span text:style-name="Strong_20_Emphasis">Python Implementation</text:span></text:h>
      <text:p text:style-name="Standard"/>
      <text:p text:style-name="P1">import pandas as pd</text:p>
      <text:p text:style-name="P1">from textblob import TextBlob</text:p>
      <text:p text:style-name="P1"/>
      <text:p text:style-name="P1"># Sample dataset (tweets)</text:p>
      <text:p text:style-name="P1">data = {'tweet': [</text:p>
      <text:p text:style-name="P1"><text:s text:c="4"/>"I love the new iPhone! The camera is fantastic! 📱😍",</text:p>
      <text:p text:style-name="P1"><text:s text:c="4"/>"The customer service was terrible, never buying from them again.",</text:p>
      <text:p text:style-name="P1"><text:s text:c="4"/>"Not sure how I feel about this update. It's okay, I guess."</text:p>
      <text:p text:style-name="P1">]}</text:p>
      <text:p text:style-name="P1"/>
      <text:p text:style-name="P1"># Convert to DataFrame</text:p>
      <text:p text:style-name="P1">df = pd.DataFrame(data)</text:p>
      <text:p text:style-name="P1"/>
      <text:p text:style-name="P1"># Function to get sentiment polarity</text:p>
      <text:p text:style-name="P1">def get_sentiment(text):</text:p>
      <text:p text:style-name="P1"><text:s text:c="4"/>return TextBlob(text).sentiment.polarity</text:p>
      <text:p text:style-name="P1"/>
      <text:p text:style-name="P1"># Apply sentiment analysis</text:p>
      <text:p text:style-name="P1">df['sentiment'] = df['tweet'].apply(get_sentiment)</text:p>
      <text:p text:style-name="P1"/>
      <text:p text:style-name="P1"># Categorize sentiment</text:p>
      <text:p text:style-name="P1">df['sentiment_label'] = df['sentiment'].apply(lambda x: 'Positive' if x &gt; 0 else ('Negative' if x &lt; 0 else 'Neutral'))</text:p>
      <text:p text:style-name="P1"/>
      <text:p text:style-name="P1"># Display results</text:p>
      <text:p text:style-name="P1">print(df)</text:p>
      <text:p text:style-name="P1"/>
      <text:p text:style-name="Standard"/>
      <text:h text:style-name="Heading_20_3" text:outline-level="3"><text:span text:style-name="Strong_20_Emphasis">Sample Outpu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weet</text:p>
            </table:table-cell>
            <table:table-cell table:style-name="Table1.A1" office:value-type="string">
              <text:p text:style-name="Table_20_Heading">Sentiment Score</text:p>
            </table:table-cell>
            <table:table-cell table:style-name="Table1.A1" office:value-type="string">
              <text:p text:style-name="Table_20_Heading">Sentiment Label</text:p>
            </table:table-cell>
          </table:table-row>
        </table:table-header-rows>
        <table:table-row>
          <table:table-cell table:style-name="Table1.A1" office:value-type="string">
            <text:p text:style-name="Table_20_Contents">"I love the new iPhone!"</text:p>
          </table:table-cell>
          <table:table-cell table:style-name="Table1.A1" office:value-type="string">
            <text:p text:style-name="Table_20_Contents"><text:span text:style-name="Strong_20_Emphasis">0.9</text:span></text:p>
          </table:table-cell>
          <table:table-cell table:style-name="Table1.A1" office:value-type="string">
            <text:p text:style-name="Table_20_Contents"><text:span text:style-name="Strong_20_Emphasis">Positive</text:span></text:p>
          </table:table-cell>
        </table:table-row>
        <table:table-row>
          <table:table-cell table:style-name="Table1.A1" office:value-type="string">
            <text:p text:style-name="Table_20_Contents">"The customer service was terrible."</text:p>
          </table:table-cell>
          <table:table-cell table:style-name="Table1.A1" office:value-type="string">
            <text:p text:style-name="Table_20_Contents"><text:span text:style-name="Strong_20_Emphasis">-0.7</text:span></text:p>
          </table:table-cell>
          <table:table-cell table:style-name="Table1.A1" office:value-type="string">
            <text:p text:style-name="Table_20_Contents"><text:span text:style-name="Strong_20_Emphasis">Negative</text:span></text:p>
          </table:table-cell>
        </table:table-row>
        <table:table-row>
          <table:table-cell table:style-name="Table1.A1" office:value-type="string">
            <text:p text:style-name="Table_20_Contents">"Not sure how I feel about this update."</text:p>
          </table:table-cell>
          <table:table-cell table:style-name="Table1.A1" office:value-type="string">
            <text:p text:style-name="Table_20_Contents"><text:span text:style-name="Strong_20_Emphasis">0.1</text:span></text:p>
          </table:table-cell>
          <table:table-cell table:style-name="Table1.A1" office:value-type="string">
            <text:p text:style-name="Table_20_Contents"><text:span text:style-name="Strong_20_Emphasis">Neutral</text:span></text:p>
          </table:table-cell>
        </table:table-row>
      </table:table>
      <text:p text:style-name="Standard"/>
      <text:h text:style-name="Heading_20_1" text:outline-level="1"><text:span text:style-name="Strong_20_Emphasis">Creating a Sentiment Classification Model</text:span></text:h>
      <text:p text:style-name="Text_20_body">If lexicon-based methods (like TextBlob) are <text:span text:style-name="Strong_20_Emphasis">not enough</text:span>, we train a <text:span text:style-name="Strong_20_Emphasis">Machine Learning model</text:span>.</text:p>
      <text:h text:style-name="Heading_20_3" text:outline-level="3"><text:soft-page-break/><text:span text:style-name="Strong_20_Emphasis">Steps to Build an ML Sentiment Model</text:span></text:h>
      <text:p text:style-name="Text_20_body">1️⃣ <text:span text:style-name="Strong_20_Emphasis">Collect Data</text:span> → Use <text:span text:style-name="Strong_20_Emphasis">IMDB reviews, Twitter data, customer feedback</text:span>.<text:line-break/>2️⃣ <text:span text:style-name="Strong_20_Emphasis">Preprocess Text</text:span> → Tokenization, Stopword removal, Lemmatization.<text:line-break/>3️⃣ <text:span text:style-name="Strong_20_Emphasis">Feature Extraction</text:span> → Use <text:span text:style-name="Strong_20_Emphasis">TF-IDF or Word Embeddings</text:span>.<text:line-break/>4️⃣ <text:span text:style-name="Strong_20_Emphasis">Train a Model</text:span> → Naïve Bayes, Logistic Regression, or LSTM.<text:line-break/>5️⃣ <text:span text:style-name="Strong_20_Emphasis">Evaluate Performance</text:span> → Accuracy, Precision, Recall, F1-score.</text:p>
      <text:h text:style-name="Heading_20_3" text:outline-level="3"><text:span text:style-name="Strong_20_Emphasis">Python Implementation (Naïve Bayes Classifier)</text:span></text:h>
      <text:p text:style-name="P1">from sklearn.feature_extraction.text import TfidfVectorizer</text:p>
      <text:p text:style-name="P1">from sklearn.model_selection import train_test_split</text:p>
      <text:p text:style-name="P1">from sklearn.naive_bayes import MultinomialNB</text:p>
      <text:p text:style-name="P1">from sklearn.pipeline import make_pipeline</text:p>
      <text:p text:style-name="P1"/>
      <text:p text:style-name="P1"># Sample dataset</text:p>
      <text:p text:style-name="P1">X = ["I love this product!", "This is the worst thing ever!", "It's okay, not great."]</text:p>
      <text:p text:style-name="P1">y = ["Positive", "Negative", "Neutral"]</text:p>
      <text:p text:style-name="P1"/>
      <text:p text:style-name="P1"># Convert text into numerical features</text:p>
      <text:p text:style-name="P1">vectorizer = TfidfVectorizer()</text:p>
      <text:p text:style-name="P1">X_train, X_test, y_train, y_test = train_test_split(X, y, test_size=0.2, random_state=42)</text:p>
      <text:p text:style-name="P1"/>
      <text:p text:style-name="P1"># Train Naïve Bayes Model</text:p>
      <text:p text:style-name="P1">model = make_pipeline(TfidfVectorizer(), MultinomialNB())</text:p>
      <text:p text:style-name="P1">model.fit(X_train, y_train)</text:p>
      <text:p text:style-name="P1"/>
      <text:p text:style-name="P1"># Predict on test data</text:p>
      <text:p text:style-name="P1">print(model.predict(["This product is fantastic!"])) <text:s/># Output: ['Positive']</text:p>
      <text:p text:style-name="P1">print(model.predict(["I hate this service."])) <text:s/># Output: ['Negative']</text:p>
      <text:p text:style-name="Standard"/>
      <text:h text:style-name="Heading_20_1" text:outline-level="1"><text:span text:style-name="Strong_20_Emphasis">Summary</text:span></text:h>
      <text:p text:style-name="Text_20_body"><text:span text:style-name="Strong_20_Emphasis">Sentiment Analysis helps classify text as positive, negative, or neutral</text:span>.<text:line-break/><text:span text:style-name="Strong_20_Emphasis">TextBlob is a simple way to analyze sentiment</text:span> using lexicons.<text:line-break/><text:span text:style-name="Strong_20_Emphasis">ML models (Naïve Bayes, SVM, LSTMs)</text:span> provide <text:span text:style-name="Strong_20_Emphasis">better accuracy</text:span>.<text:line-break/><text:span text:style-name="Strong_20_Emphasis">Real-world challenges include sarcasm, short texts, and context understanding</text:span>.</text:p>
      <text:p text:style-name="Standard"/>
      <text:p text:style-name="Standard"/>
      <text:p text:style-name="Standard"/>
      <text:p text:style-name="Standard"/>
      <text:h text:style-name="Heading_20_2" text:outline-level="2"><text:span text:style-name="Strong_20_Emphasis">Understanding Sentiment Analysis with Subjectivity</text:span></text:h>
      <text:p text:style-name="Text_20_body">When analyzing text sentiment, we get <text:span text:style-name="Strong_20_Emphasis">two important scores</text:span>: 1️⃣ <text:span text:style-name="Strong_20_Emphasis">Polarity (Sentiment Score)</text:span> → Ranges from <text:span text:style-name="Strong_20_Emphasis">-1 (Negative) to +1 (Positive)</text:span><text:line-break/>2️⃣ <text:span text:style-name="Strong_20_Emphasis">Subjectivity Score</text:span> → Ranges from <text:span text:style-name="Strong_20_Emphasis">0 (Objective) to 1 (Subjective)</text:span></text:p>
      <text:p text:style-name="Text_20_body"><text:span text:style-name="Strong_20_Emphasis">Polarity tells us</text:span> how positive, neutral, or negative a sentence is.<text:line-break/><text:span text:style-name="Strong_20_Emphasis">Subjectivity tells us</text:span> whether the statement is based on <text:span text:style-name="Strong_20_Emphasis">facts (objective)</text:span> or <text:span text:style-name="Strong_20_Emphasis">opinions (subjective)</text:span>.</text:p>
      <text:h text:style-name="Heading_20_3" text:outline-level="3"><text:span text:style-name="Strong_20_Emphasis">How Polarity &amp; Subjectivity Work Together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entence</text:p>
            </table:table-cell>
            <table:table-cell table:style-name="Table2.A1" office:value-type="string">
              <text:p text:style-name="Table_20_Heading">Polarity (Sentiment)</text:p>
            </table:table-cell>
            <table:table-cell table:style-name="Table2.A1" office:value-type="string">
              <text:p text:style-name="Table_20_Heading">Subjectivity</text:p>
            </table:table-cell>
          </table:table-row>
        </table:table-header-rows>
        <table:table-row>
          <table:table-cell table:style-name="Table2.A1" office:value-type="string">
            <text:p text:style-name="Table_20_Contents">"I love this phone, it's amazing!"</text:p>
          </table:table-cell>
          <table:table-cell table:style-name="Table2.A1" office:value-type="string">
            <text:p text:style-name="Table_20_Contents"><text:span text:style-name="Strong_20_Emphasis">0.9 (Positive)</text:span></text:p>
          </table:table-cell>
          <table:table-cell table:style-name="Table2.A1" office:value-type="string">
            <text:p text:style-name="Table_20_Contents"><text:span text:style-name="Strong_20_Emphasis">0.8 (Opinion-based)</text:span></text:p>
          </table:table-cell>
        </table:table-row>
        <text:soft-page-break/>
        <table:table-row>
          <table:table-cell table:style-name="Table2.A1" office:value-type="string">
            <text:p text:style-name="Table_20_Contents">"The phone is functional and has a 12MP camera."</text:p>
          </table:table-cell>
          <table:table-cell table:style-name="Table2.A1" office:value-type="string">
            <text:p text:style-name="Table_20_Contents"><text:span text:style-name="Strong_20_Emphasis">0.0 (Neutral)</text:span></text:p>
          </table:table-cell>
          <table:table-cell table:style-name="Table2.A1" office:value-type="string">
            <text:p text:style-name="Table_20_Contents"><text:span text:style-name="Strong_20_Emphasis">0.2 (Fact-based)</text:span></text:p>
          </table:table-cell>
        </table:table-row>
        <table:table-row>
          <table:table-cell table:style-name="Table2.A1" office:value-type="string">
            <text:p text:style-name="Table_20_Contents">"The worst product ever! Waste of money."</text:p>
          </table:table-cell>
          <table:table-cell table:style-name="Table2.A1" office:value-type="string">
            <text:p text:style-name="Table_20_Contents"><text:span text:style-name="Strong_20_Emphasis">-0.9 (Negative)</text:span></text:p>
          </table:table-cell>
          <table:table-cell table:style-name="Table2.A1" office:value-type="string">
            <text:p text:style-name="Table_20_Contents"><text:span text:style-name="Strong_20_Emphasis">0.7 (Highly Opinionated)</text:span></text:p>
          </table:table-cell>
        </table:table-row>
      </table:table>
      <text:p text:style-name="Text_20_body">➡ <text:span text:style-name="Strong_20_Emphasis">High Subjectivity</text:span> means the review is <text:span text:style-name="Strong_20_Emphasis">opinion-based</text:span>, useful for understanding emotions.<text:line-break/>➡ <text:span text:style-name="Strong_20_Emphasis">Low Subjectivity</text:span> means the statement is <text:span text:style-name="Strong_20_Emphasis">factual</text:span>, useful for extracting key product features.</text:p>
      <text:p text:style-name="Standard"/>
      <text:h text:style-name="Heading_20_2" text:outline-level="2"><text:span text:style-name="Strong_20_Emphasis">Using Sentiment &amp; Subjectivity for Feature Selection</text:span></text:h>
      <text:h text:style-name="Heading_20_3" text:outline-level="3"><text:span text:style-name="Strong_20_Emphasis">Why is Sentiment a Good Feature Selector?</text:span></text:h>
      <text:list xml:id="list868520022278893652" text:style-name="L15">
        <text:list-item>
          <text:p text:style-name="P31"><text:span text:style-name="Strong_20_Emphasis">Sentiment acts as a powerful filter</text:span> to <text:span text:style-name="Strong_20_Emphasis">reduce noise</text:span> in text data.</text:p>
        </text:list-item>
        <text:list-item>
          <text:p text:style-name="P31">We can <text:span text:style-name="Strong_20_Emphasis">remove neutral or low-subjectivity text</text:span> that doesn't provide strong signals.</text:p>
        </text:list-item>
        <text:list-item>
          <text:p text:style-name="P21"><text:span text:style-name="Strong_20_Emphasis">Combining sentiment &amp; subjectivity helps in feature extraction</text:span>, especially in ML models.</text:p>
        </text:list-item>
      </text:list>
      <text:h text:style-name="Heading_20_3" text:outline-level="3"><text:span text:style-name="Strong_20_Emphasis">Example: Selecting Features for Product Reviews</text:span></text:h>
      <text:h text:style-name="Heading_20_4" text:outline-level="4"><text:span text:style-name="Strong_20_Emphasis">Dataset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Review</text:p>
            </table:table-cell>
            <table:table-cell table:style-name="Table3.A1" office:value-type="string">
              <text:p text:style-name="Table_20_Heading">Polarity</text:p>
            </table:table-cell>
            <table:table-cell table:style-name="Table3.A1" office:value-type="string">
              <text:p text:style-name="Table_20_Heading">Subjectivity</text:p>
            </table:table-cell>
            <table:table-cell table:style-name="Table3.A1" office:value-type="string">
              <text:p text:style-name="Table_20_Heading">Feature Selection?</text:p>
            </table:table-cell>
          </table:table-row>
        </table:table-header-rows>
        <table:table-row>
          <table:table-cell table:style-name="Table3.A1" office:value-type="string">
            <text:p text:style-name="Table_20_Contents">"Amazing phone with a great battery life!"</text:p>
          </table:table-cell>
          <table:table-cell table:style-name="Table3.A1" office:value-type="string">
            <text:p text:style-name="Table_20_Contents"><text:span text:style-name="Strong_20_Emphasis">0.85 (Positive)</text:span></text:p>
          </table:table-cell>
          <table:table-cell table:style-name="Table3.A1" office:value-type="string">
            <text:p text:style-name="Table_20_Contents"><text:span text:style-name="Strong_20_Emphasis">0.9 (Highly subjective)</text:span></text:p>
          </table:table-cell>
          <table:table-cell table:style-name="Table3.A1" office:value-type="string">
            <text:p text:style-name="Table_20_Contents">✅ Keep</text:p>
          </table:table-cell>
        </table:table-row>
        <table:table-row>
          <table:table-cell table:style-name="Table3.A1" office:value-type="string">
            <text:p text:style-name="Table_20_Contents">"The phone has 128GB storage and 5G support."</text:p>
          </table:table-cell>
          <table:table-cell table:style-name="Table3.A1" office:value-type="string">
            <text:p text:style-name="Table_20_Contents"><text:span text:style-name="Strong_20_Emphasis">0.0 (Neutral)</text:span></text:p>
          </table:table-cell>
          <table:table-cell table:style-name="Table3.A1" office:value-type="string">
            <text:p text:style-name="Table_20_Contents"><text:span text:style-name="Strong_20_Emphasis">0.1 (Fact-based)</text:span></text:p>
          </table:table-cell>
          <table:table-cell table:style-name="Table3.A1" office:value-type="string">
            <text:p text:style-name="Table_20_Contents">❌ Remove</text:p>
          </table:table-cell>
        </table:table-row>
        <table:table-row>
          <table:table-cell table:style-name="Table3.A1" office:value-type="string">
            <text:p text:style-name="Table_20_Contents">"Horrible customer service! Never buying again."</text:p>
          </table:table-cell>
          <table:table-cell table:style-name="Table3.A1" office:value-type="string">
            <text:p text:style-name="Table_20_Contents"><text:span text:style-name="Strong_20_Emphasis">-0.85 (Negative)</text:span></text:p>
          </table:table-cell>
          <table:table-cell table:style-name="Table3.A1" office:value-type="string">
            <text:p text:style-name="Table_20_Contents"><text:span text:style-name="Strong_20_Emphasis">0.8 (Highly subjective)</text:span></text:p>
          </table:table-cell>
          <table:table-cell table:style-name="Table3.A1" office:value-type="string">
            <text:p text:style-name="Table_20_Contents">✅ Keep</text:p>
          </table:table-cell>
        </table:table-row>
      </table:table>
      <text:p text:style-name="Text_20_body">✔ <text:span text:style-name="Strong_20_Emphasis">Remove neutral &amp; fact-based reviews</text:span> (low-subjectivity).<text:line-break/>✔ <text:span text:style-name="Strong_20_Emphasis">Keep highly subjective reviews</text:span> (stronger emotional signals).</text:p>
      <text:p text:style-name="Standard"/>
      <text:p text:style-name="Standard"/>
      <text:p text:style-name="Standard"/>
      <text:h text:style-name="Heading_20_2" text:outline-level="2"><text:span text:style-name="Strong_20_Emphasis">Python Implementation: Filtering Features Based on Sentiment &amp; Subjectivity</text:span></text:h>
      <text:h text:style-name="Heading_20_3" text:outline-level="3"><text:span text:style-name="Strong_20_Emphasis">Example: Keeping Only Strongly Opinionated Text</text:span></text:h>
      <text:p text:style-name="Standard"/>
      <text:p text:style-name="P2">from textblob import TextBlob</text:p>
      <text:p text:style-name="P2">import pandas as pd</text:p>
      <text:p text:style-name="P2"/>
      <text:p text:style-name="P2"># Sample dataset</text:p>
      <text:p text:style-name="P2">reviews = [</text:p>
      <text:p text:style-name="P2"><text:soft-page-break/><text:s text:c="4"/>"The phone is great, I love the battery life!", <text:s/># Positive &amp; Opinionated</text:p>
      <text:p text:style-name="P2"><text:s text:c="4"/>"This phone has a 5000mAh battery and 128GB storage.", <text:s/># Neutral &amp; Factual</text:p>
      <text:p text:style-name="P2"><text:s text:c="4"/>"Worst experience ever, the screen cracked in a week!", <text:s/># Negative &amp; Opinionated</text:p>
      <text:p text:style-name="P2"><text:s text:c="4"/>"The phone is available in 3 colors: black, white, and blue." <text:s/># Neutral &amp; Factual</text:p>
      <text:p text:style-name="P2">]</text:p>
      <text:p text:style-name="P2"/>
      <text:p text:style-name="P2"># Create DataFrame</text:p>
      <text:p text:style-name="P2">df = pd.DataFrame(reviews, columns=["Review"])</text:p>
      <text:p text:style-name="P2"/>
      <text:p text:style-name="P2"># Function to get polarity &amp; subjectivity</text:p>
      <text:p text:style-name="P2">def analyze_sentiment(text):</text:p>
      <text:p text:style-name="P2"><text:s text:c="4"/>blob = TextBlob(text)</text:p>
      <text:p text:style-name="P2"><text:s text:c="4"/>return blob.sentiment.polarity, blob.sentiment.subjectivity</text:p>
      <text:p text:style-name="P2"/>
      <text:p text:style-name="P2"># Apply sentiment analysis</text:p>
      <text:p text:style-name="P2">df[['Polarity', 'Subjectivity']] = df['Review'].apply(lambda x: pd.Series(analyze_sentiment(x)))</text:p>
      <text:p text:style-name="P2"/>
      <text:p text:style-name="P2"># Filter: Keep only strong opinions (subjectivity &gt; 0.5) and non-neutral sentiment</text:p>
      <text:p text:style-name="P2">df_filtered = df[(df['Subjectivity'] &gt; 0.5) &amp; (df['Polarity'].abs() &gt; 0.2)]</text:p>
      <text:p text:style-name="P2"/>
      <text:p text:style-name="P2"># Show results</text:p>
      <text:p text:style-name="P2">import ace_tools as tools</text:p>
      <text:p text:style-name="P2">tools.display_dataframe_to_user(name="Filtered Sentiment Data", dataframe=df_filtered)</text:p>
      <text:p text:style-name="P2"/>
      <text:p text:style-name="Standard"/>
      <text:h text:style-name="Heading_20_2" text:outline-level="2"><text:span text:style-name="Strong_20_Emphasis">Summary</text:span></text:h>
      <text:p text:style-name="Text_20_body"><text:span text:style-name="Strong_20_Emphasis">Sentiment + Subjectivity can act as a filter</text:span> to remove uninformative data.<text:line-break/><text:span text:style-name="Strong_20_Emphasis">Only highly subjective and strong sentiment text provides useful insights</text:span>.<text:line-break/><text:span text:style-name="Strong_20_Emphasis">Feature selection using sentiment improves ML models</text:span> by focusing on <text:span text:style-name="Strong_20_Emphasis">meaningful text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2-05T15:45:07.78</meta:creation-date>
    <dc:date>2025-02-05T19:59:15.11</dc:date>
    <dc:creator>Akram MTir</dc:creator>
    <meta:editing-duration>PT3H58M56S</meta:editing-duration>
    <meta:editing-cycles>3</meta:editing-cycles>
    <meta:generator>OpenOffice/4.1.11$Win32 OpenOffice.org_project/4111m1$Build-9808</meta:generator>
    <meta:document-statistic meta:table-count="3" meta:image-count="0" meta:object-count="0" meta:page-count="8" meta:paragraph-count="231" meta:word-count="1611" meta:character-count="10998"/>
  </office:meta>
</office:document-meta>
</file>